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13.01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Funktionale Anforderungen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keholder</text:p>
          </table:table-cell>
          <table:table-cell office:value-type="string" table:style-name="ce1">
            <text:p>Anford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udent 3.Semester</text:p>
          </table:table-cell>
          <table:table-cell office:value-type="string" table:style-name="ce1">
            <text:p>Studierende können ihr Thema einer Abschlussarbeit posten und Unternehmen gewinnen die ihnen helf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udentenprofil anlegen könn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chen nach Stellenausschreibung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gin funkt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ebbasiert und am liebsten über Ap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te Bücher und Lernskripte anbiet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udent 2.Semester</text:p>
          </table:table-cell>
          <table:table-cell office:value-type="string" table:style-name="ce1">
            <text:p>Will studentische Dienstleistungen anbiet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nachrichtigt werden über Stellenausschreibung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axisprojektstellen find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fil löschen können / Benachrichtigungen deaktivier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zepräsidentin</text:p>
          </table:table-cell>
          <table:table-cell office:value-type="string" table:style-name="ce1">
            <text:p>Studentenprofil mit Foto und Link zu Sozialen Netzwerk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ternehmensprofil / Logo / .. erstell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ternehmen können nach geskillten Studenten such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fil anlegen als Dialog in wenigen Schritt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nachrichtigung für Unternehmen wenn passender Studentprofil erschei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lacklist für unseriöse Unternehm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 (Screencast) ~ 2min (Ende 2ter Sprin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ssenschaftlicher Mitarbeiter</text:p>
          </table:table-cell>
          <table:table-cell office:value-type="string" table:style-name="ce1">
            <text:p>Kostenlos Stellenausschreibungen für Masterarbeiten, Promotion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ze-Präsident der IHK Bonn</text:p>
          </table:table-cell>
          <table:table-cell office:value-type="string" table:style-name="ce1">
            <text:p>Student und andere müssen Profile anlegen könn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che nach Studenten-Profile muss Möglich se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nding Page (Startseite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ternehmen zahlen Studenten nich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ur registrierte User können Profil erstell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ser sollen sich ausloggen könn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fil löschen könne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gistrierte User empfangen Benachrichtigu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orgänge sollen zu jedem Zeitpunkt unterbrechbar se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tudenten können Unternehmen abonniere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Vadin Charts Statistik Besucher Profi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Ähnlichkeitsfunktion bei Start(Login) ähnliche Studentenprofile anzeigen, wenn man einen Studenten eingestellt und markiert hat. (Algorythmn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chnische Anforderungen</text:p>
          </table:table-cell>
          <table:table-cell office:value-type="string" table:style-name="ce3">
            <text:p>Wichtige Systemvorgehen logg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HBRS,Usability-Experte und Software-Architekt</text:p>
          </table:table-cell>
          <table:table-cell office:value-type="string" table:style-name="ce3">
            <text:p>Software-Architektur nach 4 Schichten Modell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bspeicherung Kontakte zu Studenten in Saleforce CRM (extern) speichern, test vs mock dummy (mockito)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entscheidende Systemfunktionen logg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Komplexe Objekte über Fabriken/Builder erstell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nwendung sollte erweiterbar sein + dokumentatio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Website html und css trenn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Proxies verwenden für komplexe Anwendungslogik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nwendung sollte responsive sein (auf mehreren Endgeräten)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Heuristiken bei der Erstellung beachten + Mockups bilden dann SOLL-IST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kzeptanztest automatisiert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3">
            <text:p>Technische Anforderunge Herrn Dr. Meyer</text:p>
          </table:table-cell>
          <table:table-cell office:value-type="string" table:style-name="ce3">
            <text:p>Deployment über Jenkins (Metrik!)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Übersicht der Metriken bei der Präsentation integrier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Entwurfsentscheidungen dokumentieren (Pattern)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nforderungen dokumentier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Requirements Matrix mit ansprechender Visualisierung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bhängigkeiten zw. US und Akzeptanztests genüge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usnahmebehandlung bei z.B. Server down usw.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einfache Webanwendung → Potential HTML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inhold Jourdan</dc:creator>
    <meta:creation-date>2018-04-25T10:49:49Z</meta:creation-date>
    <dc:date>2018-05-07T19:15:04Z</dc:date>
    <meta:editing-cycles>5</meta:editing-cycles>
    <meta:editing-duration>PT0S</meta:editing-duration>
  </office:meta>
</office:document-meta>
</file>